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right" draw:textarea-vertical-align="middle"/>
    </style:style>
    <style:style style:name="gr4" style:family="graphic" style:parent-style-name="standard">
      <style:graphic-properties draw:marker-end="Arrow" draw:marker-end-width="0.3cm" draw:textarea-horizontal-align="left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12cm" svg:height="4.5cm" svg:x="4.5cm" svg:y="3.5cm">
          <draw:glue-point draw:id="4" svg:x="-1.666cm" svg:y="5cm" draw:escape-direction="down"/>
          <draw:glue-point draw:id="5" svg:x="1.666cm" svg:y="5cm" draw:escape-direction="down"/>
          <text:p text:style-name="P1"><text:span text:style-name="T1">Coordinator</text:span></text:p>
          <text:p text:style-name="P1"/>
          <text:p text:style-name="P2">- Balances industry and research</text:p>
          <text:p text:style-name="P2">- Does diplomacy decisions</text:p>
          <text:p text:style-name="P2">- Does espionage decisions</text:p>
          <text:p text:style-name="P2">- Selects items for research</text:p>
        </draw:rect>
        <draw:frame draw:style-name="gr2" draw:text-style-name="P1" draw:layer="layout" svg:width="6.877cm" svg:height="0.963cm" svg:x="7.062cm" svg:y="1.5cm">
          <draw:text-box>
            <text:p text:style-name="P1">Zvjezdojedac AI model</text:p>
          </draw:text-box>
        </draw:frame>
        <draw:rect draw:style-name="gr1" draw:text-style-name="P1" draw:id="id2" draw:layer="layout" svg:width="9cm" svg:height="4cm" svg:x="6cm" svg:y="10cm">
          <draw:glue-point draw:id="4" svg:x="-2.222cm" svg:y="-5cm" draw:escape-direction="up"/>
          <draw:glue-point draw:id="5" svg:x="2.222cm" svg:y="-5cm"/>
          <draw:glue-point draw:id="6" svg:x="-2.222cm" svg:y="5cm" draw:escape-direction="down"/>
          <draw:glue-point draw:id="7" svg:x="2.222cm" svg:y="5cm"/>
          <text:p text:style-name="P1"><text:span text:style-name="T1">Galaxy manager</text:span></text:p>
          <text:p text:style-name="P1"/>
          <text:p text:style-name="P2">- Moves fleets</text:p>
          <text:p text:style-name="P2">- Performs ship actions</text:p>
          <text:p text:style-name="P2">- Estimates "threat level"</text:p>
        </draw:rect>
        <draw:connector draw:style-name="gr3" draw:text-style-name="P1" draw:layer="layout" draw:type="line" svg:x1="8.501cm" svg:y1="8cm" svg:x2="8.501cm" svg:y2="10cm" draw:start-shape="id1" draw:start-glue-point="4" draw:end-shape="id2" draw:end-glue-point="4" svg:d="m8501 8000v2000">
          <text:p text:style-name="P2">Influences <text:s text:c="2"/></text:p>
        </draw:connector>
        <draw:connector draw:style-name="gr4" draw:text-style-name="P1" draw:layer="layout" draw:type="line" svg:x1="12.499cm" svg:y1="10cm" svg:x2="12.499cm" svg:y2="8cm" draw:start-shape="id2" draw:start-glue-point="5" draw:end-shape="id1" draw:end-glue-point="5" svg:d="m12499 10000v-2000">
          <text:p text:style-name="P3"><text:s text:c="3"/>Request more ships</text:p>
        </draw:connector>
        <draw:rect draw:style-name="gr1" draw:text-style-name="P1" draw:id="id3" draw:layer="layout" svg:width="9cm" svg:height="3cm" svg:x="6cm" svg:y="16cm">
          <draw:glue-point draw:id="4" svg:x="-2.222cm" svg:y="-5cm" draw:escape-direction="up"/>
          <draw:glue-point draw:id="5" svg:x="2.222cm" svg:y="-5cm"/>
          <draw:glue-point draw:id="6" svg:x="-2.222cm" svg:y="5cm"/>
          <draw:glue-point draw:id="7" svg:x="2.222cm" svg:y="5cm"/>
          <text:p text:style-name="P1"><text:span text:style-name="T1">Star system manager</text:span></text:p>
          <text:p text:style-name="P1"/>
          <text:p text:style-name="P2">- Builds ships</text:p>
          <text:p text:style-name="P2">- Develops system</text:p>
        </draw:rect>
        <draw:rect draw:style-name="gr1" draw:text-style-name="P1" draw:id="id4" draw:layer="layout" svg:width="9cm" svg:height="2.5cm" svg:x="6cm" svg:y="21cm">
          <draw:glue-point draw:id="4" svg:x="-2.222cm" svg:y="-5cm" draw:escape-direction="up"/>
          <draw:glue-point draw:id="5" svg:x="2.222cm" svg:y="-5cm"/>
          <text:p text:style-name="P1"><text:span text:style-name="T1">Colony manager</text:span></text:p>
          <text:p text:style-name="P1"/>
          <text:p text:style-name="P2">- Develops colony</text:p>
        </draw:rect>
        <draw:connector draw:style-name="gr5" draw:text-style-name="P1" draw:layer="layout" draw:type="line" svg:x1="12.499cm" svg:y1="16cm" svg:x2="12.499cm" svg:y2="14cm" draw:start-shape="id3" draw:start-glue-point="5" draw:end-shape="id2" draw:end-glue-point="7" svg:d="m12499 16000v-2000">
          <text:p/>
        </draw:connector>
        <draw:connector draw:style-name="gr5" draw:text-style-name="P1" draw:layer="layout" draw:type="line" svg:x1="12.499cm" svg:y1="21cm" svg:x2="12.499cm" svg:y2="19cm" draw:start-shape="id4" draw:start-glue-point="5" draw:end-shape="id3" draw:end-glue-point="7" svg:d="m12499 21000v-2000">
          <text:p/>
        </draw:connector>
        <draw:connector draw:style-name="gr5" draw:text-style-name="P1" draw:layer="layout" draw:type="line" svg:x1="8.501cm" svg:y1="14cm" svg:x2="8.501cm" svg:y2="16cm" draw:start-shape="id2" draw:start-glue-point="6" draw:end-shape="id3" draw:end-glue-point="4" svg:d="m8501 14000v2000">
          <text:p/>
        </draw:connector>
        <draw:connector draw:style-name="gr5" draw:text-style-name="P1" draw:layer="layout" draw:type="line" svg:x1="8.501cm" svg:y1="19cm" svg:x2="8.501cm" svg:y2="21cm" draw:start-shape="id3" draw:start-glue-point="6" draw:end-shape="id4" draw:end-glue-point="4" svg:d="m8501 19000v2000">
          <text:p/>
        </draw:connector>
        <draw:connector draw:style-name="gr5" draw:text-style-name="P1" draw:layer="layout" draw:type="curve" svg:x1="4.5cm" svg:y1="5.75cm" svg:x2="6cm" svg:y2="17.5cm" draw:start-shape="id1" draw:start-glue-point="3" draw:end-shape="id3" draw:end-glue-point="3" svg:d="m4500 5750c-751 0-1501 11750 1500 11750">
          <text:p/>
        </draw:connector>
        <draw:connector draw:style-name="gr5" draw:text-style-name="P1" draw:layer="layout" draw:type="curve" svg:x1="4.5cm" svg:y1="5.75cm" svg:x2="6cm" svg:y2="22.25cm" draw:start-shape="id1" draw:start-glue-point="3" draw:end-shape="id4" draw:end-glue-point="3" svg:d="m4500 5750c-751 0-1501 16500 1500 1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4H56M34S</meta:editing-duration>
    <meta:editing-cycles>5</meta:editing-cycles>
    <meta:generator>OpenOffice.org/3.2$Win32 OpenOffice.org_project/320m18$Build-9502</meta:generator>
    <dc:date>2011-11-16T16:42:16.83</dc:date>
    <meta:document-statistic meta:object-count="13"/>
  </office:meta>
</office:document-meta>
</file>